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a670"/>
    </style:style>
    <style:style style:name="P2" style:family="paragraph" style:parent-style-name="Standard">
      <style:text-properties officeooo:paragraph-rsid="00105a19"/>
    </style:style>
    <style:style style:name="P3" style:family="paragraph" style:parent-style-name="Standard">
      <style:text-properties fo:font-weight="bold" officeooo:paragraph-rsid="00105a19" style:font-weight-asian="bold" style:font-weight-complex="bold"/>
    </style:style>
    <style:style style:name="P4" style:family="paragraph" style:parent-style-name="Standard">
      <style:text-properties fo:font-weight="bold" officeooo:paragraph-rsid="000fa67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Marque o item que não é um Sistema Operacional:</text:p>
      <text:p text:style-name="P1"/>
      <text:p text:style-name="P1">a. Windows </text:p>
      <text:p text:style-name="P1">b. Linux </text:p>
      <text:p text:style-name="P1">c. Office</text:p>
      <text:p text:style-name="P1">d. Unix</text:p>
      <text:p text:style-name="P1"/>
      <text:p text:style-name="P4">2. Marque a opção que apresenta um Software Aplicativo:</text:p>
      <text:p text:style-name="P1"/>
      <text:p text:style-name="P1">a. Windows </text:p>
      <text:p text:style-name="P1">b. Word </text:p>
      <text:p text:style-name="P1">c. Linux</text:p>
      <text:p text:style-name="P1">d. Processador</text:p>
      <text:p text:style-name="P1"/>
      <text:p text:style-name="P4">3. Todo sistema operacional possui um conjunto de rotinas que compõem o núcleo do sistema operacional, este é conhecido como:</text:p>
      <text:p text:style-name="P1"/>
      <text:p text:style-name="P1">a. Subrotinas </text:p>
      <text:p text:style-name="P1">b. Funções </text:p>
      <text:p text:style-name="P1">c. Kernel</text:p>
      <text:p text:style-name="P1">d. Programas</text:p>
      <text:p text:style-name="P1"/>
      <text:p text:style-name="P4">4. Marque o item que não é considerado uma distribuição do Linux:</text:p>
      <text:p text:style-name="P1"/>
      <text:p text:style-name="P1">a. Ubuntu </text:p>
      <text:p text:style-name="P1">b. Slackware </text:p>
      <text:p text:style-name="P1">c. Suse</text:p>
      <text:p text:style-name="P1">d. Ana</text:p>
      <text:p text:style-name="P1"/>
      <text:p text:style-name="P4">5. Na área de trabalho do Sistema Operacional Linux, na distribuição Ubuntu, quais são os itens que podem ser encontrados no menu “Aplicativos”:</text:p>
      <text:p text:style-name="P1"/>
      <text:p text:style-name="P1">a. Acessórios, Gráficos, Internet. </text:p>
      <text:p text:style-name="P1">b. Acessórios, Jogos, Ajuda. </text:p>
      <text:p text:style-name="P1">c. Jogos, Multimídia, redes.</text:p>
      <text:p text:style-name="P1">d. Jogos, Configurações avançadas, Ajuda.</text:p>
      <text:p text:style-name="P1"/>
      <text:p text:style-name="P4">6. O sistema de arquivos do Linux é diferente do Windows, desta forma o local da pasta raiz e a pasta do usuário comum, no Ubuntu, ficam respectivamente no:</text:p>
      <text:p text:style-name="P1"/>
      <text:p text:style-name="P1">a. / e /usr. </text:p>
      <text:p text:style-name="P1">b. /root e /etc. </text:p>
      <text:p text:style-name="P1">c. /root e /bin.</text:p>
      <text:p text:style-name="P1">d. / e /home.</text:p>
      <text:p text:style-name="P1"/>
      <text:p text:style-name="P4">7. A lixeira armazena dados que são apagados pelo usuário, porém estes dados são armazenados temporariamente, desta forma é possível:</text:p>
      <text:p text:style-name="P1"/>
      <text:p text:style-name="P1">a. Recuperar um arquivo, mesmo depois de mandar limpar a lixeira. </text:p>
      <text:p text:style-name="P1">b. Recuperar um arquivo antes de limpar a lixeira. </text:p>
      <text:p text:style-name="P1">c. Sempre é possível recuperar um arquivo na lixeira, mesmo quando ele é apagado definitivamente. d. Não é possível recuperar arquivos da lixeira, pois uma vez apagados, não há como recuperá-los.</text:p>
      <text:p text:style-name="P1"><text:soft-page-break/></text:p>
      <text:p text:style-name="P3">8. A área de trabalho é o local onde o usuário tem o primeiro contato após o início do SO, nesse local é permitido o usuário criar:</text:p>
      <text:p text:style-name="P2"/>
      <text:p text:style-name="P2">a. Arquivos e pastas, somente. </text:p>
      <text:p text:style-name="P2">b. Arquivos, somente. </text:p>
      <text:p text:style-name="P2">c. Pastas, somente.</text:p>
      <text:p text:style-name="P2">d. Arquivos, Pastas e Atalhos, somente.</text:p>
      <text:p text:style-name="P2"/>
      <text:p text:style-name="P3">9. O softwares podem ser do tipo Aplicativo, marque o item que não está associado a esta categoria:</text:p>
      <text:p text:style-name="P3"/>
      <text:p text:style-name="P2">a. Calculadora. </text:p>
      <text:p text:style-name="P2">b. Windows. </text:p>
      <text:p text:style-name="P2">c. Word.</text:p>
      <text:p text:style-name="P2">d. Writer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5:16:39.815000000</meta:creation-date>
    <dc:date>2021-07-19T15:43:09.998000000</dc:date>
    <meta:editing-duration>PT16M19S</meta:editing-duration>
    <meta:editing-cycles>1</meta:editing-cycles>
    <meta:document-statistic meta:table-count="0" meta:image-count="0" meta:object-count="0" meta:page-count="2" meta:paragraph-count="44" meta:word-count="309" meta:character-count="1779" meta:non-whitespace-character-count="1495"/>
    <meta:generator>LibreOffice/7.0.2.2$Windows_X86_64 LibreOffice_project/8349ace3c3162073abd90d81fd06dcfb6b36b994</meta:generator>
  </office:meta>
</office:document-meta>
</file>